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</office:font-face-decls>
  <office:automatic-styles>
    <style:style style:family="paragraph" style:name="P1" style:parent-style-name="Standard">
      <style:text-properties fo:country="US" fo:language="en"/>
    </style:style>
    <style:style style:family="paragraph" style:name="P2" style:parent-style-name="Standard">
      <style:text-properties fo:font-size="11pt" style:font-name="Arial" style:font-size-asian="11pt" style:font-size-complex="11pt"/>
    </style:style>
    <style:style style:family="paragraph" style:name="P3" style:parent-style-name="Standard">
      <style:text-properties fo:country="US" fo:font-size="11pt" fo:language="en" style:font-name="Arial" style:font-size-asian="11pt" style:font-size-complex="11pt"/>
    </style:style>
    <style:style style:family="paragraph" style:name="P4" style:parent-style-name="Standard">
      <style:paragraph-properties fo:text-align="center" style:justify-single-word="false"/>
      <style:text-properties fo:country="US" fo:font-size="13pt" fo:font-weight="bold" fo:language="en" style:font-size-asian="13pt" style:font-size-complex="13pt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country="US" fo:font-size="11pt" fo:language="en" style:font-name="Arial" style:font-size-asian="11pt" style:font-size-complex="11pt"/>
    </style:style>
    <style:style style:family="paragraph" style:name="P6" style:parent-style-name="Standard">
      <style:text-properties fo:color="#008000" fo:country="US" fo:font-size="11pt" fo:font-style="italic" fo:language="en" style:font-name="Arial" style:font-size-asian="11pt" style:font-size-complex="11pt" style:font-style-asian="italic" style:font-style-complex="italic"/>
    </style:style>
    <style:style style:family="text" style:name="T1">
      <style:text-properties fo:country="US" fo:language="en"/>
    </style:style>
    <style:style style:family="text" style:name="T2">
      <style:text-properties fo:country="US" fo:font-weight="bold" fo:language="en" style:font-weight-asian="bold" style:font-weight-complex="bold"/>
    </style:style>
    <style:style style:family="text" style:name="T3">
      <style:text-properties fo:country="US" fo:font-style="italic" fo:language="en" style:font-style-asian="italic" style:font-style-complex="italic"/>
    </style:style>
    <style:style style:family="text" style:name="T4">
      <style:text-properties fo:color="#2323dc" fo:country="US" fo:language="en"/>
    </style:style>
    <style:style style:family="text" style:name="T5">
      <style:text-properties fo:color="#0000ff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text:variable-decls>
        <text:variable-decl office:value-type="string" text:name="var1"/>
        <text:variable-decl office:value-type="string" text:name="var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string-value="valueOfField1" office:value-type="string" text:name="field1"/>
        <text:user-field-decl office:string-value="valueOfField2" office:value-type="string" text:name="field2"/>
      </text:user-field-decls>
      <text:section text:name="Section1" text:style-name="Sect1">
        <text:p text:style-name="P4">Template with user fields</text:p>
        <text:p text:style-name="P1"/>
        <text:p text:style-name="P3">This document is used to test functinalities relevant with fields. It contains two user fields.</text:p>
        <text:p text:style-name="P3"/>
        <text:p text:style-name="P2"><text:span text:style-name="T1">The name of user field #1 is </text:span><text:span text:style-name="T2">field1</text:span><text:span text:style-name="T1"> and its value is </text:span><text:span text:style-name="T4"><text:span>Value of field1</text:span></text:span><text:span text:style-name="T1">.</text:span></text:p>
        <text:p text:style-name="P2"><text:span text:style-name="T1">The name of user field #2 is </text:span><text:span text:style-name="T2">field2</text:span><text:span text:style-name="T1"> and its value is </text:span><text:span text:style-name="T4"><text:span>FIELD2</text:span></text:span><text:span text:style-name="T1">.</text:span></text:p>
        <text:p text:style-name="P3">Values of user fields are in blue.</text:p>
        <text:p text:style-name="P3">The first field is displayed one more time: <text:span text:style-name="T5"><text:span>Value of field1</text:span></text:span></text:p>
        <text:p text:style-name="P3"><text:span text:style-name="T5"/></text:p>
        <text:p text:style-name="P6">The same fields are displayed one more time, with a new style (green and intalics) in the same paragraph, <text:s/>presenting <text:span>Value of field1</text:span> and then <text:span>FIELD2</text:span>. These are two fields in the same paragraph with the same style.</text:p>
        <text:p text:style-name="P3"><text:span text:style-name="T5"/></text:p>
        <text:p text:style-name="P2"><text:span text:style-name="T1">The whole document is inside a section with the name </text:span><text:span text:style-name="T3">Section1</text:span><text:span text:style-name="T1">.</text:span></text:p>
      </text:section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grddl:transformation="http://docs.oasis-open.org/office/1.2/xslt/odf2rdf.xsl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R" fo:font-size="12pt" fo:language="el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R" fo:font-size="12pt" fo:hyphenate="false" fo:hyphenation-push-char-count="2" fo:hyphenation-remain-char-count="2" fo:language="el" style:country-asian="CN" style:country-complex="IN" style:font-name="Times New Roman" style:font-name-asian="Arial Unicode MS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Arial Unicode MS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pyros Nakos</meta:initial-creator>
    <meta:creation-date>2011-07-07T16:31:43.34</meta:creation-date>
    <dc:date>2011-07-10T02:32:05</dc:date>
    <dc:creator>nakosspy </dc:creator>
    <meta:editing-duration>PT01H39M49S</meta:editing-duration>
    <meta:editing-cycles>8</meta:editing-cycles>
    <meta:generator>OpenOffice.org/3.2$Linux OpenOffice.org_project/320m12$Build-9483</meta:generator>
    <meta:document-statistic meta:table-count="0" meta:image-count="0" meta:object-count="0" meta:page-count="1" meta:paragraph-count="8" meta:word-count="108" meta:character-count="626"/>
  </office:meta>
</office:document-meta>
</file>